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up>
              <mi>a</mi>
              <mi>x</mi>
            </msup>
            <mrow>
              <mi/>
              <mo stretchy="false">=</mo>
              <mi/>
            </mrow>
            <mi>b</mi>
            <mi/>
            <mo stretchy="false">⇔</mo>
            <mi/>
            <mi>x</mi>
            <mrow>
              <mi/>
              <mo stretchy="false">=</mo>
              <mi/>
            </mrow>
            <mmultiscripts>
              <mrow>
                <mi>log</mi>
                <mrow>
                  <mo stretchy="false">(</mo>
                  <mi>b</mi>
                  <mo stretchy="false">)</mo>
                </mrow>
              </mrow>
              <mprescripts/>
              <none/>
              <mi>a</mi>
            </mmultiscripts>
          </mrow>
        </mtd>
      </mtr>
      <mtr>
        <mtd>
          <mrow>
            <mmultiscripts>
              <mrow>
                <mi>log</mi>
                <mrow>
                  <mo stretchy="false">(</mo>
                  <mn>1</mn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n>0</mn>
          </mrow>
        </mtd>
      </mtr>
      <mtr>
        <mtd>
          <mrow>
            <mmultiscripts>
              <mrow>
                <mi>log</mi>
                <mrow>
                  <mo stretchy="false">(</mo>
                  <mi>a</mi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n>1</mn>
          </mrow>
        </mtd>
      </mtr>
      <mtr>
        <mtd>
          <mrow>
            <mmultiscripts>
              <mrow>
                <mi>log</mi>
                <mrow>
                  <mo stretchy="false">(</mo>
                  <mi>a</mi>
                  <mo stretchy="false">)</mo>
                </mrow>
              </mrow>
              <mprescripts/>
              <none/>
              <mi>e</mi>
            </mmultiscripts>
            <mrow>
              <mi/>
              <mo stretchy="false">=</mo>
              <mi/>
            </mrow>
            <mi>ln</mi>
            <mrow>
              <mo stretchy="false">(</mo>
              <mi>a</mi>
              <mo stretchy="false">)</mo>
            </mrow>
          </mrow>
        </mtd>
      </mtr>
      <mtr>
        <mtd>
          <mrow>
            <mmultiscripts>
              <mrow>
                <mi>log</mi>
                <mrow>
                  <mo stretchy="false">(</mo>
                  <mi mathvariant="italic">st</mi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a</mi>
            </mmultiscripts>
            <mrow>
              <mi/>
              <mo stretchy="false">+</mo>
              <mi/>
            </mrow>
            <mmultiscripts>
              <mrow>
                <mi>log</mi>
                <mrow>
                  <mo stretchy="false">(</mo>
                  <mi>t</mi>
                  <mo stretchy="false">)</mo>
                </mrow>
              </mrow>
              <mprescripts/>
              <none/>
              <mi>a</mi>
            </mmultiscripts>
          </mrow>
        </mtd>
      </mtr>
      <mtr>
        <mtd>
          <mrow>
            <mmultiscripts>
              <mi>log</mi>
              <mprescripts/>
              <none/>
              <mi>a</mi>
            </mmultiscripts>
            <mfenced open="(" close=")">
              <mfrac>
                <mi>s</mi>
                <mi>t</mi>
              </mfrac>
            </mfenced>
            <mrow>
              <mi/>
              <mo stretchy="false">=</mo>
              <mi/>
            </mrow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a</mi>
            </mmultiscripts>
            <mrow>
              <mi/>
              <mo stretchy="false">−</mo>
              <mmultiscripts>
                <mrow>
                  <mi>log</mi>
                  <mrow>
                    <mo stretchy="false">(</mo>
                    <mi>t</mi>
                    <mo stretchy="false">)</mo>
                  </mrow>
                </mrow>
                <mprescripts/>
                <none/>
                <mi>a</mi>
              </mmultiscripts>
            </mrow>
          </mrow>
        </mtd>
      </mtr>
      <mtr>
        <mtd>
          <mrow>
            <mmultiscripts>
              <mrow>
                <mi>log</mi>
                <mrow>
                  <mo stretchy="false">(</mo>
                  <msup>
                    <mi>s</mi>
                    <mi>t</mi>
                  </msup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i>t</mi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a</mi>
            </mmultiscripts>
          </mrow>
        </mtd>
      </mtr>
      <mtr>
        <mtd>
          <mrow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b</mi>
            </mmultiscripts>
            <mrow>
              <mi/>
              <mo stretchy="false">=</mo>
              <mi/>
            </mrow>
            <mfrac>
              <mmultiscripts>
                <mrow>
                  <mi>log</mi>
                  <mrow>
                    <mo stretchy="false">(</mo>
                    <mi>s</mi>
                    <mo stretchy="false">)</mo>
                  </mrow>
                </mrow>
                <mprescripts/>
                <none/>
                <mi>a</mi>
              </mmultiscripts>
              <mmultiscripts>
                <mrow>
                  <mi>log</mi>
                  <mrow>
                    <mo stretchy="false">(</mo>
                    <mi>b</mi>
                    <mo stretchy="false">)</mo>
                  </mrow>
                </mrow>
                <mprescripts/>
                <none/>
                <mi>a</mi>
              </mmultiscripts>
            </mfrac>
          </mrow>
        </mtd>
      </mtr>
    </mtable>
    <annotation encoding="StarMath 5.0">a^x ~=~ b  ~~dlrarrow~~ x ~=~ {log(b)} lsup{a} 
newline
{log(1)} lsup{a}  ~=~ 0
newline
{log(a)} lsup{a} ~=~ 1
newline
{log(a)} lsup{e} ~=~ ln(a)
newline
{log(st)} lsup{a} ~=~ {log(s)} lsup{a} `+` {log(t)} lsup{a}
newline
{log} lsup{a} left({s} over {t} right) ~=~ {log(s)} lsup{a} `-{log(t)} lsup{a}
newline 
{log(s^t)} lsup{a} ~=~ t{log(s)} lsup{a}
newline
{log(s)} lsup{b} ~=~ {{log(s)}lsup{a}} over {{log(b)}lsup{a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